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f866c95aaab1481de8791d8a4eb2efb" style:family="table-column">
      <style:table-column-properties fo:break-before="auto" style:use-optimal-column-width="false" style:column-width="6cm"/>
    </style:style>
    <style:style style:name="odsStyleTableColumn-ff5db674ccc86e2ff7c9aaba5c7a9286" style:family="table-column">
      <style:table-column-properties fo:break-before="auto" style:use-optimal-column-width="false" style:column-width="5cm"/>
    </style:style>
    <style:style style:name="odsStyleTableColumn-9455ecdb904e387cf7671b58d33bae81" style:family="table-column">
      <style:table-column-properties fo:break-before="auto" style:use-optimal-column-width="false" style:column-width="3cm"/>
    </style:style>
    <style:style style:name="odsStyleTableCell-bc668885fb225051184763cd502d015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10b5593a3214788164712cacd3e9dc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04902e95011d094d5eb3c38e0e83d7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f9c8dd0d22086de65157fdc4d82abb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63efa33d4d76345f3e669f1601c82e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1780de7f6e666ff90ffc5156f2f7d321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f866c95aaab1481de8791d8a4eb2efb" table:default-cell-style-name="Default"/>
        <table:table-column table:style-name="odsStyleTableColumn-ff5db674ccc86e2ff7c9aaba5c7a9286" table:default-cell-style-name="Default"/>
        <table:table-column table:style-name="odsStyleTableColumn-9455ecdb904e387cf7671b58d33bae81" table:default-cell-style-name="Default"/>
        <table:table-column table:style-name="odsStyleTableColumn-9455ecdb904e387cf7671b58d33bae81" table:default-cell-style-name="Default"/>
        <table:table-column table:style-name="odsStyleTableColumn-9455ecdb904e387cf7671b58d33bae8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c668885fb225051184763cd502d015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10b5593a3214788164712cacd3e9dc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10b5593a3214788164712cacd3e9dc1" table:number-columns-spanned="5" table:number-rows-spanned="1" office:value-type="string">
            <text:p>TABLA No. 19-24</text:p>
          </table:table-cell>
          <table:covered-table-cell table:number-columns-repeated="4"/>
        </table:table-row>
        <table:table-row table:style-name="ro1">
          <table:table-cell table:style-name="odsStyleTableCell-c10b5593a3214788164712cacd3e9dc1" table:number-columns-spanned="5" table:number-rows-spanned="1" office:value-type="string">
            <text:p>TABLA DE COTIZACIONES DEL 2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10b5593a3214788164712cacd3e9dc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04902e95011d094d5eb3c38e0e83d77" office:value-type="string">
            <text:p>PAIS</text:p>
          </table:table-cell>
          <table:table-cell table:style-name="odsStyleTableCell-004902e95011d094d5eb3c38e0e83d77" office:value-type="string">
            <text:p>UNIDAD MONETARIA</text:p>
          </table:table-cell>
          <table:table-cell table:style-name="odsStyleTableCell-004902e95011d094d5eb3c38e0e83d77" office:value-type="string">
            <text:p>MONEDA</text:p>
          </table:table-cell>
          <table:table-cell table:style-name="odsStyleTableCell-004902e95011d094d5eb3c38e0e83d77" office:value-type="string">
            <text:p>TIPO DE CAMBIO EN Bs POR UNIDAD DE MONEDA EXTRANJERA</text:p>
          </table:table-cell>
          <table:table-cell table:style-name="odsStyleTableCell-004902e95011d094d5eb3c38e0e83d77" office:value-type="string">
            <text:p>TIPO DE CAMBIO EN M.E.</text:p>
          </table:table-cell>
        </table:table-row>
        <table:table-row table:style-name="ro1">
          <table:table-cell table:style-name="odsStyleTableCell-ff9c8dd0d22086de65157fdc4d82abbd" office:value-type="string">
            <text:p>ESTADOS UNIDOS</text:p>
          </table:table-cell>
          <table:table-cell table:style-name="odsStyleTableCell-ff9c8dd0d22086de65157fdc4d82abbd" office:value-type="string">
            <text:p>DOLAR VENTA</text:p>
          </table:table-cell>
          <table:table-cell table:style-name="odsStyleTableCell-ff9c8dd0d22086de65157fdc4d82abbd" office:value-type="string">
            <text:p>USD.VENTA</text:p>
          </table:table-cell>
          <table:table-cell table:style-name="odsStyleTableCell-263efa33d4d76345f3e669f1601c82e0" office:value-type="string">
            <text:p>6.96000</text:p>
          </table:table-cell>
          <table:table-cell table:style-name="odsStyleTableCell-263efa33d4d76345f3e669f1601c82e0" office:value-type="string">
            <text:p/>
          </table:table-cell>
        </table:table-row>
        <table:table-row table:style-name="ro1">
          <table:table-cell table:style-name="odsStyleTableCell-ff9c8dd0d22086de65157fdc4d82abbd" office:value-type="string">
            <text:p>ESTADOS UNIDOS</text:p>
          </table:table-cell>
          <table:table-cell table:style-name="odsStyleTableCell-ff9c8dd0d22086de65157fdc4d82abbd" office:value-type="string">
            <text:p>DOLAR COMPRA</text:p>
          </table:table-cell>
          <table:table-cell table:style-name="odsStyleTableCell-ff9c8dd0d22086de65157fdc4d82abbd" office:value-type="string">
            <text:p>USD.COMPRA</text:p>
          </table:table-cell>
          <table:table-cell table:style-name="odsStyleTableCell-263efa33d4d76345f3e669f1601c82e0" office:value-type="string">
            <text:p>6.86000</text:p>
          </table:table-cell>
          <table:table-cell table:style-name="odsStyleTableCell-263efa33d4d76345f3e669f1601c82e0" office:value-type="string">
            <text:p/>
          </table:table-cell>
        </table:table-row>
        <table:table-row table:style-name="ro1">
          <table:table-cell table:style-name="odsStyleTableCell-ff9c8dd0d22086de65157fdc4d82abbd" office:value-type="string">
            <text:p>UNION EUROPEA</text:p>
          </table:table-cell>
          <table:table-cell table:style-name="odsStyleTableCell-ff9c8dd0d22086de65157fdc4d82abbd" office:value-type="string">
            <text:p>EURO</text:p>
          </table:table-cell>
          <table:table-cell table:style-name="odsStyleTableCell-ff9c8dd0d22086de65157fdc4d82abbd" office:value-type="string">
            <text:p>EUR</text:p>
          </table:table-cell>
          <table:table-cell table:style-name="odsStyleTableCell-263efa33d4d76345f3e669f1601c82e0" office:value-type="string">
            <text:p>7.44923</text:p>
          </table:table-cell>
          <table:table-cell table:style-name="odsStyleTableCell-263efa33d4d76345f3e669f1601c82e0" office:value-type="string">
            <text:p>0.92090</text:p>
          </table:table-cell>
        </table:table-row>
        <table:table-row table:style-name="ro1">
          <table:table-cell table:style-name="odsStyleTableCell-ff9c8dd0d22086de65157fdc4d82abbd" office:value-type="string">
            <text:p>JAPON</text:p>
          </table:table-cell>
          <table:table-cell table:style-name="odsStyleTableCell-ff9c8dd0d22086de65157fdc4d82abbd" office:value-type="string">
            <text:p>YEN</text:p>
          </table:table-cell>
          <table:table-cell table:style-name="odsStyleTableCell-ff9c8dd0d22086de65157fdc4d82abbd" office:value-type="string">
            <text:p>JPY</text:p>
          </table:table-cell>
          <table:table-cell table:style-name="odsStyleTableCell-263efa33d4d76345f3e669f1601c82e0" office:value-type="string">
            <text:p>0.04632</text:p>
          </table:table-cell>
          <table:table-cell table:style-name="odsStyleTableCell-263efa33d4d76345f3e669f1601c82e0" office:value-type="string">
            <text:p>148.11000</text:p>
          </table:table-cell>
        </table:table-row>
        <table:table-row table:style-name="ro1">
          <table:table-cell table:style-name="odsStyleTableCell-ff9c8dd0d22086de65157fdc4d82abbd" office:value-type="string">
            <text:p>ARABIA SAUDITA</text:p>
          </table:table-cell>
          <table:table-cell table:style-name="odsStyleTableCell-ff9c8dd0d22086de65157fdc4d82abbd" office:value-type="string">
            <text:p>RIYAL SAUDÍ</text:p>
          </table:table-cell>
          <table:table-cell table:style-name="odsStyleTableCell-ff9c8dd0d22086de65157fdc4d82abbd" office:value-type="string">
            <text:p>SAR</text:p>
          </table:table-cell>
          <table:table-cell table:style-name="odsStyleTableCell-263efa33d4d76345f3e669f1601c82e0" office:value-type="string">
            <text:p>1.82928</text:p>
          </table:table-cell>
          <table:table-cell table:style-name="odsStyleTableCell-263efa33d4d76345f3e669f1601c82e0" office:value-type="string">
            <text:p>3.75010</text:p>
          </table:table-cell>
        </table:table-row>
        <table:table-row table:style-name="ro1">
          <table:table-cell table:style-name="odsStyleTableCell-ff9c8dd0d22086de65157fdc4d82abbd" office:value-type="string">
            <text:p>ARGELIA</text:p>
          </table:table-cell>
          <table:table-cell table:style-name="odsStyleTableCell-ff9c8dd0d22086de65157fdc4d82abbd" office:value-type="string">
            <text:p>DINAR ARGELINO</text:p>
          </table:table-cell>
          <table:table-cell table:style-name="odsStyleTableCell-ff9c8dd0d22086de65157fdc4d82abbd" office:value-type="string">
            <text:p>DZD</text:p>
          </table:table-cell>
          <table:table-cell table:style-name="odsStyleTableCell-263efa33d4d76345f3e669f1601c82e0" office:value-type="string">
            <text:p>0.05110</text:p>
          </table:table-cell>
          <table:table-cell table:style-name="odsStyleTableCell-263efa33d4d76345f3e669f1601c82e0" office:value-type="string">
            <text:p>134.24400</text:p>
          </table:table-cell>
        </table:table-row>
        <table:table-row table:style-name="ro1">
          <table:table-cell table:style-name="odsStyleTableCell-ff9c8dd0d22086de65157fdc4d82abbd" office:value-type="string">
            <text:p>ARGENTINA</text:p>
          </table:table-cell>
          <table:table-cell table:style-name="odsStyleTableCell-ff9c8dd0d22086de65157fdc4d82abbd" office:value-type="string">
            <text:p>PESO</text:p>
          </table:table-cell>
          <table:table-cell table:style-name="odsStyleTableCell-ff9c8dd0d22086de65157fdc4d82abbd" office:value-type="string">
            <text:p>ARS</text:p>
          </table:table-cell>
          <table:table-cell table:style-name="odsStyleTableCell-263efa33d4d76345f3e669f1601c82e0" office:value-type="string">
            <text:p>0.00833</text:p>
          </table:table-cell>
          <table:table-cell table:style-name="odsStyleTableCell-263efa33d4d76345f3e669f1601c82e0" office:value-type="string">
            <text:p>823.54990</text:p>
          </table:table-cell>
        </table:table-row>
        <table:table-row table:style-name="ro1">
          <table:table-cell table:style-name="odsStyleTableCell-ff9c8dd0d22086de65157fdc4d82abbd" office:value-type="string">
            <text:p>AUSTRALIA</text:p>
          </table:table-cell>
          <table:table-cell table:style-name="odsStyleTableCell-ff9c8dd0d22086de65157fdc4d82abbd" office:value-type="string">
            <text:p>DÓLAR</text:p>
          </table:table-cell>
          <table:table-cell table:style-name="odsStyleTableCell-ff9c8dd0d22086de65157fdc4d82abbd" office:value-type="string">
            <text:p>AUD</text:p>
          </table:table-cell>
          <table:table-cell table:style-name="odsStyleTableCell-263efa33d4d76345f3e669f1601c82e0" office:value-type="string">
            <text:p>4.51319</text:p>
          </table:table-cell>
          <table:table-cell table:style-name="odsStyleTableCell-263efa33d4d76345f3e669f1601c82e0" office:value-type="string">
            <text:p>1.51999</text:p>
          </table:table-cell>
        </table:table-row>
        <table:table-row table:style-name="ro1">
          <table:table-cell table:style-name="odsStyleTableCell-ff9c8dd0d22086de65157fdc4d82abbd" office:value-type="string">
            <text:p>BRASIL</text:p>
          </table:table-cell>
          <table:table-cell table:style-name="odsStyleTableCell-ff9c8dd0d22086de65157fdc4d82abbd" office:value-type="string">
            <text:p>REAL</text:p>
          </table:table-cell>
          <table:table-cell table:style-name="odsStyleTableCell-ff9c8dd0d22086de65157fdc4d82abbd" office:value-type="string">
            <text:p>BRL</text:p>
          </table:table-cell>
          <table:table-cell table:style-name="odsStyleTableCell-263efa33d4d76345f3e669f1601c82e0" office:value-type="string">
            <text:p>1.39644</text:p>
          </table:table-cell>
          <table:table-cell table:style-name="odsStyleTableCell-263efa33d4d76345f3e669f1601c82e0" office:value-type="string">
            <text:p>4.91250</text:p>
          </table:table-cell>
        </table:table-row>
        <table:table-row table:style-name="ro1">
          <table:table-cell table:style-name="odsStyleTableCell-ff9c8dd0d22086de65157fdc4d82abbd" office:value-type="string">
            <text:p>CANADA</text:p>
          </table:table-cell>
          <table:table-cell table:style-name="odsStyleTableCell-ff9c8dd0d22086de65157fdc4d82abbd" office:value-type="string">
            <text:p>DÓLAR</text:p>
          </table:table-cell>
          <table:table-cell table:style-name="odsStyleTableCell-ff9c8dd0d22086de65157fdc4d82abbd" office:value-type="string">
            <text:p>CAD</text:p>
          </table:table-cell>
          <table:table-cell table:style-name="odsStyleTableCell-263efa33d4d76345f3e669f1601c82e0" office:value-type="string">
            <text:p>5.09696</text:p>
          </table:table-cell>
          <table:table-cell table:style-name="odsStyleTableCell-263efa33d4d76345f3e669f1601c82e0" office:value-type="string">
            <text:p>1.34590</text:p>
          </table:table-cell>
        </table:table-row>
        <table:table-row table:style-name="ro1">
          <table:table-cell table:style-name="odsStyleTableCell-ff9c8dd0d22086de65157fdc4d82abbd" office:value-type="string">
            <text:p>CHILE</text:p>
          </table:table-cell>
          <table:table-cell table:style-name="odsStyleTableCell-ff9c8dd0d22086de65157fdc4d82abbd" office:value-type="string">
            <text:p>PESO</text:p>
          </table:table-cell>
          <table:table-cell table:style-name="odsStyleTableCell-ff9c8dd0d22086de65157fdc4d82abbd" office:value-type="string">
            <text:p>CLP</text:p>
          </table:table-cell>
          <table:table-cell table:style-name="odsStyleTableCell-263efa33d4d76345f3e669f1601c82e0" office:value-type="string">
            <text:p>0.00743</text:p>
          </table:table-cell>
          <table:table-cell table:style-name="odsStyleTableCell-263efa33d4d76345f3e669f1601c82e0" office:value-type="string">
            <text:p>923.42000</text:p>
          </table:table-cell>
        </table:table-row>
        <table:table-row table:style-name="ro1">
          <table:table-cell table:style-name="odsStyleTableCell-ff9c8dd0d22086de65157fdc4d82abbd" office:value-type="string">
            <text:p>COLOMBIA</text:p>
          </table:table-cell>
          <table:table-cell table:style-name="odsStyleTableCell-ff9c8dd0d22086de65157fdc4d82abbd" office:value-type="string">
            <text:p>PESO</text:p>
          </table:table-cell>
          <table:table-cell table:style-name="odsStyleTableCell-ff9c8dd0d22086de65157fdc4d82abbd" office:value-type="string">
            <text:p>COP</text:p>
          </table:table-cell>
          <table:table-cell table:style-name="odsStyleTableCell-263efa33d4d76345f3e669f1601c82e0" office:value-type="string">
            <text:p>0.00175</text:p>
          </table:table-cell>
          <table:table-cell table:style-name="odsStyleTableCell-263efa33d4d76345f3e669f1601c82e0" office:value-type="string">
            <text:p>3,911.13000</text:p>
          </table:table-cell>
        </table:table-row>
        <table:table-row table:style-name="ro1">
          <table:table-cell table:style-name="odsStyleTableCell-ff9c8dd0d22086de65157fdc4d82abbd" office:value-type="string">
            <text:p>COREA DEL SUR</text:p>
          </table:table-cell>
          <table:table-cell table:style-name="odsStyleTableCell-ff9c8dd0d22086de65157fdc4d82abbd" office:value-type="string">
            <text:p>WON</text:p>
          </table:table-cell>
          <table:table-cell table:style-name="odsStyleTableCell-ff9c8dd0d22086de65157fdc4d82abbd" office:value-type="string">
            <text:p>KRW</text:p>
          </table:table-cell>
          <table:table-cell table:style-name="odsStyleTableCell-263efa33d4d76345f3e669f1601c82e0" office:value-type="string">
            <text:p>0.00513</text:p>
          </table:table-cell>
          <table:table-cell table:style-name="odsStyleTableCell-263efa33d4d76345f3e669f1601c82e0" office:value-type="string">
            <text:p>1,336.29000</text:p>
          </table:table-cell>
        </table:table-row>
        <table:table-row table:style-name="ro1">
          <table:table-cell table:style-name="odsStyleTableCell-ff9c8dd0d22086de65157fdc4d82abbd" office:value-type="string">
            <text:p>COSTA RICA</text:p>
          </table:table-cell>
          <table:table-cell table:style-name="odsStyleTableCell-ff9c8dd0d22086de65157fdc4d82abbd" office:value-type="string">
            <text:p>COLON COSTARRICENSE</text:p>
          </table:table-cell>
          <table:table-cell table:style-name="odsStyleTableCell-ff9c8dd0d22086de65157fdc4d82abbd" office:value-type="string">
            <text:p>CRC</text:p>
          </table:table-cell>
          <table:table-cell table:style-name="odsStyleTableCell-263efa33d4d76345f3e669f1601c82e0" office:value-type="string">
            <text:p>0.01337</text:p>
          </table:table-cell>
          <table:table-cell table:style-name="odsStyleTableCell-263efa33d4d76345f3e669f1601c82e0" office:value-type="string">
            <text:p>513.05000</text:p>
          </table:table-cell>
        </table:table-row>
        <table:table-row table:style-name="ro1">
          <table:table-cell table:style-name="odsStyleTableCell-ff9c8dd0d22086de65157fdc4d82abbd" office:value-type="string">
            <text:p>REPUBLICA CHECA</text:p>
          </table:table-cell>
          <table:table-cell table:style-name="odsStyleTableCell-ff9c8dd0d22086de65157fdc4d82abbd" office:value-type="string">
            <text:p>CORONA CHECA</text:p>
          </table:table-cell>
          <table:table-cell table:style-name="odsStyleTableCell-ff9c8dd0d22086de65157fdc4d82abbd" office:value-type="string">
            <text:p>CZK</text:p>
          </table:table-cell>
          <table:table-cell table:style-name="odsStyleTableCell-263efa33d4d76345f3e669f1601c82e0" office:value-type="string">
            <text:p>0.30090</text:p>
          </table:table-cell>
          <table:table-cell table:style-name="odsStyleTableCell-263efa33d4d76345f3e669f1601c82e0" office:value-type="string">
            <text:p>22.79840</text:p>
          </table:table-cell>
        </table:table-row>
        <table:table-row table:style-name="ro1">
          <table:table-cell table:style-name="odsStyleTableCell-ff9c8dd0d22086de65157fdc4d82abbd" office:value-type="string">
            <text:p>DINAMARCA</text:p>
          </table:table-cell>
          <table:table-cell table:style-name="odsStyleTableCell-ff9c8dd0d22086de65157fdc4d82abbd" office:value-type="string">
            <text:p>CORONA</text:p>
          </table:table-cell>
          <table:table-cell table:style-name="odsStyleTableCell-ff9c8dd0d22086de65157fdc4d82abbd" office:value-type="string">
            <text:p>DKK</text:p>
          </table:table-cell>
          <table:table-cell table:style-name="odsStyleTableCell-263efa33d4d76345f3e669f1601c82e0" office:value-type="string">
            <text:p>0.99933</text:p>
          </table:table-cell>
          <table:table-cell table:style-name="odsStyleTableCell-263efa33d4d76345f3e669f1601c82e0" office:value-type="string">
            <text:p>6.86460</text:p>
          </table:table-cell>
        </table:table-row>
        <table:table-row table:style-name="ro1">
          <table:table-cell table:style-name="odsStyleTableCell-ff9c8dd0d22086de65157fdc4d82abbd" office:value-type="string">
            <text:p>ECUADOR</text:p>
          </table:table-cell>
          <table:table-cell table:style-name="odsStyleTableCell-ff9c8dd0d22086de65157fdc4d82abbd" office:value-type="string">
            <text:p>DÓLAR</text:p>
          </table:table-cell>
          <table:table-cell table:style-name="odsStyleTableCell-ff9c8dd0d22086de65157fdc4d82abbd" office:value-type="string">
            <text:p>USD</text:p>
          </table:table-cell>
          <table:table-cell table:style-name="odsStyleTableCell-263efa33d4d76345f3e669f1601c82e0" office:value-type="string">
            <text:p>6.86000</text:p>
          </table:table-cell>
          <table:table-cell table:style-name="odsStyleTableCell-263efa33d4d76345f3e669f1601c82e0" office:value-type="string">
            <text:p>1.00000</text:p>
          </table:table-cell>
        </table:table-row>
        <table:table-row table:style-name="ro1">
          <table:table-cell table:style-name="odsStyleTableCell-ff9c8dd0d22086de65157fdc4d82abbd" office:value-type="string">
            <text:p>EMIRATOS ARABES</text:p>
          </table:table-cell>
          <table:table-cell table:style-name="odsStyleTableCell-ff9c8dd0d22086de65157fdc4d82abbd" office:value-type="string">
            <text:p>DIRHAM</text:p>
          </table:table-cell>
          <table:table-cell table:style-name="odsStyleTableCell-ff9c8dd0d22086de65157fdc4d82abbd" office:value-type="string">
            <text:p>AED</text:p>
          </table:table-cell>
          <table:table-cell table:style-name="odsStyleTableCell-263efa33d4d76345f3e669f1601c82e0" office:value-type="string">
            <text:p>1.86768</text:p>
          </table:table-cell>
          <table:table-cell table:style-name="odsStyleTableCell-263efa33d4d76345f3e669f1601c82e0" office:value-type="string">
            <text:p>3.67300</text:p>
          </table:table-cell>
        </table:table-row>
        <table:table-row table:style-name="ro1">
          <table:table-cell table:style-name="odsStyleTableCell-ff9c8dd0d22086de65157fdc4d82abbd" office:value-type="string">
            <text:p>FILIPINAS</text:p>
          </table:table-cell>
          <table:table-cell table:style-name="odsStyleTableCell-ff9c8dd0d22086de65157fdc4d82abbd" office:value-type="string">
            <text:p>PESO FILIPINO</text:p>
          </table:table-cell>
          <table:table-cell table:style-name="odsStyleTableCell-ff9c8dd0d22086de65157fdc4d82abbd" office:value-type="string">
            <text:p>PHP</text:p>
          </table:table-cell>
          <table:table-cell table:style-name="odsStyleTableCell-263efa33d4d76345f3e669f1601c82e0" office:value-type="string">
            <text:p>0.12180</text:p>
          </table:table-cell>
          <table:table-cell table:style-name="odsStyleTableCell-263efa33d4d76345f3e669f1601c82e0" office:value-type="string">
            <text:p>56.32000</text:p>
          </table:table-cell>
        </table:table-row>
        <table:table-row table:style-name="ro1">
          <table:table-cell table:style-name="odsStyleTableCell-ff9c8dd0d22086de65157fdc4d82abbd" office:value-type="string">
            <text:p>HAITÍ</text:p>
          </table:table-cell>
          <table:table-cell table:style-name="odsStyleTableCell-ff9c8dd0d22086de65157fdc4d82abbd" office:value-type="string">
            <text:p>GOURDE</text:p>
          </table:table-cell>
          <table:table-cell table:style-name="odsStyleTableCell-ff9c8dd0d22086de65157fdc4d82abbd" office:value-type="string">
            <text:p>HTG</text:p>
          </table:table-cell>
          <table:table-cell table:style-name="odsStyleTableCell-263efa33d4d76345f3e669f1601c82e0" office:value-type="string">
            <text:p>0.05216</text:p>
          </table:table-cell>
          <table:table-cell table:style-name="odsStyleTableCell-263efa33d4d76345f3e669f1601c82e0" office:value-type="string">
            <text:p>131.51460</text:p>
          </table:table-cell>
        </table:table-row>
        <table:table-row table:style-name="ro1">
          <table:table-cell table:style-name="odsStyleTableCell-ff9c8dd0d22086de65157fdc4d82abbd" office:value-type="string">
            <text:p>HONG KONG</text:p>
          </table:table-cell>
          <table:table-cell table:style-name="odsStyleTableCell-ff9c8dd0d22086de65157fdc4d82abbd" office:value-type="string">
            <text:p>DÓLAR</text:p>
          </table:table-cell>
          <table:table-cell table:style-name="odsStyleTableCell-ff9c8dd0d22086de65157fdc4d82abbd" office:value-type="string">
            <text:p>HKD</text:p>
          </table:table-cell>
          <table:table-cell table:style-name="odsStyleTableCell-263efa33d4d76345f3e669f1601c82e0" office:value-type="string">
            <text:p>0.87798</text:p>
          </table:table-cell>
          <table:table-cell table:style-name="odsStyleTableCell-263efa33d4d76345f3e669f1601c82e0" office:value-type="string">
            <text:p>7.81340</text:p>
          </table:table-cell>
        </table:table-row>
        <table:table-row table:style-name="ro1">
          <table:table-cell table:style-name="odsStyleTableCell-ff9c8dd0d22086de65157fdc4d82abbd" office:value-type="string">
            <text:p>INDIA</text:p>
          </table:table-cell>
          <table:table-cell table:style-name="odsStyleTableCell-ff9c8dd0d22086de65157fdc4d82abbd" office:value-type="string">
            <text:p>RUPIA</text:p>
          </table:table-cell>
          <table:table-cell table:style-name="odsStyleTableCell-ff9c8dd0d22086de65157fdc4d82abbd" office:value-type="string">
            <text:p>INR</text:p>
          </table:table-cell>
          <table:table-cell table:style-name="odsStyleTableCell-263efa33d4d76345f3e669f1601c82e0" office:value-type="string">
            <text:p>0.08253</text:p>
          </table:table-cell>
          <table:table-cell table:style-name="odsStyleTableCell-263efa33d4d76345f3e669f1601c82e0" office:value-type="string">
            <text:p>83.11750</text:p>
          </table:table-cell>
        </table:table-row>
        <table:table-row table:style-name="ro1">
          <table:table-cell table:style-name="odsStyleTableCell-ff9c8dd0d22086de65157fdc4d82abbd" office:value-type="string">
            <text:p>INDONESIA</text:p>
          </table:table-cell>
          <table:table-cell table:style-name="odsStyleTableCell-ff9c8dd0d22086de65157fdc4d82abbd" office:value-type="string">
            <text:p>RUPIA INDONESIA</text:p>
          </table:table-cell>
          <table:table-cell table:style-name="odsStyleTableCell-ff9c8dd0d22086de65157fdc4d82abbd" office:value-type="string">
            <text:p>IDR</text:p>
          </table:table-cell>
          <table:table-cell table:style-name="odsStyleTableCell-263efa33d4d76345f3e669f1601c82e0" office:value-type="string">
            <text:p>0.00043</text:p>
          </table:table-cell>
          <table:table-cell table:style-name="odsStyleTableCell-263efa33d4d76345f3e669f1601c82e0" office:value-type="string">
            <text:p>15,820.00000</text:p>
          </table:table-cell>
        </table:table-row>
        <table:table-row table:style-name="ro1">
          <table:table-cell table:style-name="odsStyleTableCell-ff9c8dd0d22086de65157fdc4d82abbd" office:value-type="string">
            <text:p>ISRAEL</text:p>
          </table:table-cell>
          <table:table-cell table:style-name="odsStyleTableCell-ff9c8dd0d22086de65157fdc4d82abbd" office:value-type="string">
            <text:p>NUEVO SÉQUEL</text:p>
          </table:table-cell>
          <table:table-cell table:style-name="odsStyleTableCell-ff9c8dd0d22086de65157fdc4d82abbd" office:value-type="string">
            <text:p>ILS</text:p>
          </table:table-cell>
          <table:table-cell table:style-name="odsStyleTableCell-263efa33d4d76345f3e669f1601c82e0" office:value-type="string">
            <text:p>1.86029</text:p>
          </table:table-cell>
          <table:table-cell table:style-name="odsStyleTableCell-263efa33d4d76345f3e669f1601c82e0" office:value-type="string">
            <text:p>3.68760</text:p>
          </table:table-cell>
        </table:table-row>
        <table:table-row table:style-name="ro1">
          <table:table-cell table:style-name="odsStyleTableCell-ff9c8dd0d22086de65157fdc4d82abbd" office:value-type="string">
            <text:p>MALASIA</text:p>
          </table:table-cell>
          <table:table-cell table:style-name="odsStyleTableCell-ff9c8dd0d22086de65157fdc4d82abbd" office:value-type="string">
            <text:p>RINGGIT MALAYO</text:p>
          </table:table-cell>
          <table:table-cell table:style-name="odsStyleTableCell-ff9c8dd0d22086de65157fdc4d82abbd" office:value-type="string">
            <text:p>MYR</text:p>
          </table:table-cell>
          <table:table-cell table:style-name="odsStyleTableCell-263efa33d4d76345f3e669f1601c82e0" office:value-type="string">
            <text:p>1.45032</text:p>
          </table:table-cell>
          <table:table-cell table:style-name="odsStyleTableCell-263efa33d4d76345f3e669f1601c82e0" office:value-type="string">
            <text:p>4.73000</text:p>
          </table:table-cell>
        </table:table-row>
        <table:table-row table:style-name="ro1">
          <table:table-cell table:style-name="odsStyleTableCell-ff9c8dd0d22086de65157fdc4d82abbd" office:value-type="string">
            <text:p>MEXICO</text:p>
          </table:table-cell>
          <table:table-cell table:style-name="odsStyleTableCell-ff9c8dd0d22086de65157fdc4d82abbd" office:value-type="string">
            <text:p>PESO</text:p>
          </table:table-cell>
          <table:table-cell table:style-name="odsStyleTableCell-ff9c8dd0d22086de65157fdc4d82abbd" office:value-type="string">
            <text:p>MXN</text:p>
          </table:table-cell>
          <table:table-cell table:style-name="odsStyleTableCell-263efa33d4d76345f3e669f1601c82e0" office:value-type="string">
            <text:p>0.40009</text:p>
          </table:table-cell>
          <table:table-cell table:style-name="odsStyleTableCell-263efa33d4d76345f3e669f1601c82e0" office:value-type="string">
            <text:p>17.14600</text:p>
          </table:table-cell>
        </table:table-row>
        <table:table-row table:style-name="ro1">
          <table:table-cell table:style-name="odsStyleTableCell-ff9c8dd0d22086de65157fdc4d82abbd" office:value-type="string">
            <text:p>NORUEGA</text:p>
          </table:table-cell>
          <table:table-cell table:style-name="odsStyleTableCell-ff9c8dd0d22086de65157fdc4d82abbd" office:value-type="string">
            <text:p>CORONA</text:p>
          </table:table-cell>
          <table:table-cell table:style-name="odsStyleTableCell-ff9c8dd0d22086de65157fdc4d82abbd" office:value-type="string">
            <text:p>NOK</text:p>
          </table:table-cell>
          <table:table-cell table:style-name="odsStyleTableCell-263efa33d4d76345f3e669f1601c82e0" office:value-type="string">
            <text:p>0.65847</text:p>
          </table:table-cell>
          <table:table-cell table:style-name="odsStyleTableCell-263efa33d4d76345f3e669f1601c82e0" office:value-type="string">
            <text:p>10.41810</text:p>
          </table:table-cell>
        </table:table-row>
        <table:table-row table:style-name="ro1">
          <table:table-cell table:style-name="odsStyleTableCell-ff9c8dd0d22086de65157fdc4d82abbd" office:value-type="string">
            <text:p>PANAMÁ</text:p>
          </table:table-cell>
          <table:table-cell table:style-name="odsStyleTableCell-ff9c8dd0d22086de65157fdc4d82abbd" office:value-type="string">
            <text:p>BALBOA</text:p>
          </table:table-cell>
          <table:table-cell table:style-name="odsStyleTableCell-ff9c8dd0d22086de65157fdc4d82abbd" office:value-type="string">
            <text:p>PAB</text:p>
          </table:table-cell>
          <table:table-cell table:style-name="odsStyleTableCell-263efa33d4d76345f3e669f1601c82e0" office:value-type="string">
            <text:p>6.86000</text:p>
          </table:table-cell>
          <table:table-cell table:style-name="odsStyleTableCell-263efa33d4d76345f3e669f1601c82e0" office:value-type="string">
            <text:p>1.00000</text:p>
          </table:table-cell>
        </table:table-row>
        <table:table-row table:style-name="ro1">
          <table:table-cell table:style-name="odsStyleTableCell-ff9c8dd0d22086de65157fdc4d82abbd" office:value-type="string">
            <text:p>PARAGUAY</text:p>
          </table:table-cell>
          <table:table-cell table:style-name="odsStyleTableCell-ff9c8dd0d22086de65157fdc4d82abbd" office:value-type="string">
            <text:p>GUARANI</text:p>
          </table:table-cell>
          <table:table-cell table:style-name="odsStyleTableCell-ff9c8dd0d22086de65157fdc4d82abbd" office:value-type="string">
            <text:p>PYG</text:p>
          </table:table-cell>
          <table:table-cell table:style-name="odsStyleTableCell-263efa33d4d76345f3e669f1601c82e0" office:value-type="string">
            <text:p>0.00094</text:p>
          </table:table-cell>
          <table:table-cell table:style-name="odsStyleTableCell-263efa33d4d76345f3e669f1601c82e0" office:value-type="string">
            <text:p>7,272.90000</text:p>
          </table:table-cell>
        </table:table-row>
        <table:table-row table:style-name="ro1">
          <table:table-cell table:style-name="odsStyleTableCell-ff9c8dd0d22086de65157fdc4d82abbd" office:value-type="string">
            <text:p>PERU</text:p>
          </table:table-cell>
          <table:table-cell table:style-name="odsStyleTableCell-ff9c8dd0d22086de65157fdc4d82abbd" office:value-type="string">
            <text:p>NUEVO SOL</text:p>
          </table:table-cell>
          <table:table-cell table:style-name="odsStyleTableCell-ff9c8dd0d22086de65157fdc4d82abbd" office:value-type="string">
            <text:p>PEN</text:p>
          </table:table-cell>
          <table:table-cell table:style-name="odsStyleTableCell-263efa33d4d76345f3e669f1601c82e0" office:value-type="string">
            <text:p>1.80845</text:p>
          </table:table-cell>
          <table:table-cell table:style-name="odsStyleTableCell-263efa33d4d76345f3e669f1601c82e0" office:value-type="string">
            <text:p>3.79330</text:p>
          </table:table-cell>
        </table:table-row>
        <table:table-row table:style-name="ro1">
          <table:table-cell table:style-name="odsStyleTableCell-ff9c8dd0d22086de65157fdc4d82abbd" office:value-type="string">
            <text:p>REINO UNIDO</text:p>
          </table:table-cell>
          <table:table-cell table:style-name="odsStyleTableCell-ff9c8dd0d22086de65157fdc4d82abbd" office:value-type="string">
            <text:p>LIBRA</text:p>
          </table:table-cell>
          <table:table-cell table:style-name="odsStyleTableCell-ff9c8dd0d22086de65157fdc4d82abbd" office:value-type="string">
            <text:p>GBP</text:p>
          </table:table-cell>
          <table:table-cell table:style-name="odsStyleTableCell-263efa33d4d76345f3e669f1601c82e0" office:value-type="string">
            <text:p>8.71631</text:p>
          </table:table-cell>
          <table:table-cell table:style-name="odsStyleTableCell-263efa33d4d76345f3e669f1601c82e0" office:value-type="string">
            <text:p>0.78703</text:p>
          </table:table-cell>
        </table:table-row>
        <table:table-row table:style-name="ro1">
          <table:table-cell table:style-name="odsStyleTableCell-ff9c8dd0d22086de65157fdc4d82abbd" office:value-type="string">
            <text:p>REPÚBLICA DOMINICANA</text:p>
          </table:table-cell>
          <table:table-cell table:style-name="odsStyleTableCell-ff9c8dd0d22086de65157fdc4d82abbd" office:value-type="string">
            <text:p>PESO DOMINICANO</text:p>
          </table:table-cell>
          <table:table-cell table:style-name="odsStyleTableCell-ff9c8dd0d22086de65157fdc4d82abbd" office:value-type="string">
            <text:p>DOP</text:p>
          </table:table-cell>
          <table:table-cell table:style-name="odsStyleTableCell-263efa33d4d76345f3e669f1601c82e0" office:value-type="string">
            <text:p>0.11659</text:p>
          </table:table-cell>
          <table:table-cell table:style-name="odsStyleTableCell-263efa33d4d76345f3e669f1601c82e0" office:value-type="string">
            <text:p>58.83700</text:p>
          </table:table-cell>
        </table:table-row>
        <table:table-row table:style-name="ro1">
          <table:table-cell table:style-name="odsStyleTableCell-ff9c8dd0d22086de65157fdc4d82abbd" office:value-type="string">
            <text:p>REP.POPULAR CHINA</text:p>
          </table:table-cell>
          <table:table-cell table:style-name="odsStyleTableCell-ff9c8dd0d22086de65157fdc4d82abbd" office:value-type="string">
            <text:p>YUAN RENMINBI OFFSHORE</text:p>
          </table:table-cell>
          <table:table-cell table:style-name="odsStyleTableCell-ff9c8dd0d22086de65157fdc4d82abbd" office:value-type="string">
            <text:p>CNH</text:p>
          </table:table-cell>
          <table:table-cell table:style-name="odsStyleTableCell-263efa33d4d76345f3e669f1601c82e0" office:value-type="string">
            <text:p>0.95424</text:p>
          </table:table-cell>
          <table:table-cell table:style-name="odsStyleTableCell-263efa33d4d76345f3e669f1601c82e0" office:value-type="string">
            <text:p>7.18900</text:p>
          </table:table-cell>
        </table:table-row>
        <table:table-row table:style-name="ro1">
          <table:table-cell table:style-name="odsStyleTableCell-ff9c8dd0d22086de65157fdc4d82abbd" office:value-type="string">
            <text:p>RUSIA</text:p>
          </table:table-cell>
          <table:table-cell table:style-name="odsStyleTableCell-ff9c8dd0d22086de65157fdc4d82abbd" office:value-type="string">
            <text:p>RUBLO RUSO</text:p>
          </table:table-cell>
          <table:table-cell table:style-name="odsStyleTableCell-ff9c8dd0d22086de65157fdc4d82abbd" office:value-type="string">
            <text:p>RUB</text:p>
          </table:table-cell>
          <table:table-cell table:style-name="odsStyleTableCell-263efa33d4d76345f3e669f1601c82e0" office:value-type="string">
            <text:p>0.07633</text:p>
          </table:table-cell>
          <table:table-cell table:style-name="odsStyleTableCell-263efa33d4d76345f3e669f1601c82e0" office:value-type="string">
            <text:p>89.86750</text:p>
          </table:table-cell>
        </table:table-row>
        <table:table-row table:style-name="ro1">
          <table:table-cell table:style-name="odsStyleTableCell-ff9c8dd0d22086de65157fdc4d82abbd" office:value-type="string">
            <text:p>SINGAPUR</text:p>
          </table:table-cell>
          <table:table-cell table:style-name="odsStyleTableCell-ff9c8dd0d22086de65157fdc4d82abbd" office:value-type="string">
            <text:p>DÓLAR</text:p>
          </table:table-cell>
          <table:table-cell table:style-name="odsStyleTableCell-ff9c8dd0d22086de65157fdc4d82abbd" office:value-type="string">
            <text:p>SGD</text:p>
          </table:table-cell>
          <table:table-cell table:style-name="odsStyleTableCell-263efa33d4d76345f3e669f1601c82e0" office:value-type="string">
            <text:p>5.11444</text:p>
          </table:table-cell>
          <table:table-cell table:style-name="odsStyleTableCell-263efa33d4d76345f3e669f1601c82e0" office:value-type="string">
            <text:p>1.34130</text:p>
          </table:table-cell>
        </table:table-row>
        <table:table-row table:style-name="ro1">
          <table:table-cell table:style-name="odsStyleTableCell-ff9c8dd0d22086de65157fdc4d82abbd" office:value-type="string">
            <text:p>SUDÁFRICA</text:p>
          </table:table-cell>
          <table:table-cell table:style-name="odsStyleTableCell-ff9c8dd0d22086de65157fdc4d82abbd" office:value-type="string">
            <text:p>RAND</text:p>
          </table:table-cell>
          <table:table-cell table:style-name="odsStyleTableCell-ff9c8dd0d22086de65157fdc4d82abbd" office:value-type="string">
            <text:p>ZAR</text:p>
          </table:table-cell>
          <table:table-cell table:style-name="odsStyleTableCell-263efa33d4d76345f3e669f1601c82e0" office:value-type="string">
            <text:p>0.36516</text:p>
          </table:table-cell>
          <table:table-cell table:style-name="odsStyleTableCell-263efa33d4d76345f3e669f1601c82e0" office:value-type="string">
            <text:p>18.78630</text:p>
          </table:table-cell>
        </table:table-row>
        <table:table-row table:style-name="ro1">
          <table:table-cell table:style-name="odsStyleTableCell-ff9c8dd0d22086de65157fdc4d82abbd" office:value-type="string">
            <text:p>SUECIA</text:p>
          </table:table-cell>
          <table:table-cell table:style-name="odsStyleTableCell-ff9c8dd0d22086de65157fdc4d82abbd" office:value-type="string">
            <text:p>CORONA</text:p>
          </table:table-cell>
          <table:table-cell table:style-name="odsStyleTableCell-ff9c8dd0d22086de65157fdc4d82abbd" office:value-type="string">
            <text:p>SEK</text:p>
          </table:table-cell>
          <table:table-cell table:style-name="odsStyleTableCell-263efa33d4d76345f3e669f1601c82e0" office:value-type="string">
            <text:p>0.65703</text:p>
          </table:table-cell>
          <table:table-cell table:style-name="odsStyleTableCell-263efa33d4d76345f3e669f1601c82e0" office:value-type="string">
            <text:p>10.44100</text:p>
          </table:table-cell>
        </table:table-row>
        <table:table-row table:style-name="ro1">
          <table:table-cell table:style-name="odsStyleTableCell-ff9c8dd0d22086de65157fdc4d82abbd" office:value-type="string">
            <text:p>SUIZA</text:p>
          </table:table-cell>
          <table:table-cell table:style-name="odsStyleTableCell-ff9c8dd0d22086de65157fdc4d82abbd" office:value-type="string">
            <text:p>FRANCO</text:p>
          </table:table-cell>
          <table:table-cell table:style-name="odsStyleTableCell-ff9c8dd0d22086de65157fdc4d82abbd" office:value-type="string">
            <text:p>CHF</text:p>
          </table:table-cell>
          <table:table-cell table:style-name="odsStyleTableCell-263efa33d4d76345f3e669f1601c82e0" office:value-type="string">
            <text:p>7.93522</text:p>
          </table:table-cell>
          <table:table-cell table:style-name="odsStyleTableCell-263efa33d4d76345f3e669f1601c82e0" office:value-type="string">
            <text:p>0.86450</text:p>
          </table:table-cell>
        </table:table-row>
        <table:table-row table:style-name="ro1">
          <table:table-cell table:style-name="odsStyleTableCell-ff9c8dd0d22086de65157fdc4d82abbd" office:value-type="string">
            <text:p>TAILANDIA</text:p>
          </table:table-cell>
          <table:table-cell table:style-name="odsStyleTableCell-ff9c8dd0d22086de65157fdc4d82abbd" office:value-type="string">
            <text:p>THAI BAHT</text:p>
          </table:table-cell>
          <table:table-cell table:style-name="odsStyleTableCell-ff9c8dd0d22086de65157fdc4d82abbd" office:value-type="string">
            <text:p>THB</text:p>
          </table:table-cell>
          <table:table-cell table:style-name="odsStyleTableCell-263efa33d4d76345f3e669f1601c82e0" office:value-type="string">
            <text:p>0.19253</text:p>
          </table:table-cell>
          <table:table-cell table:style-name="odsStyleTableCell-263efa33d4d76345f3e669f1601c82e0" office:value-type="string">
            <text:p>35.63000</text:p>
          </table:table-cell>
        </table:table-row>
        <table:table-row table:style-name="ro1">
          <table:table-cell table:style-name="odsStyleTableCell-ff9c8dd0d22086de65157fdc4d82abbd" office:value-type="string">
            <text:p>TAIWAN</text:p>
          </table:table-cell>
          <table:table-cell table:style-name="odsStyleTableCell-ff9c8dd0d22086de65157fdc4d82abbd" office:value-type="string">
            <text:p>DÓLAR</text:p>
          </table:table-cell>
          <table:table-cell table:style-name="odsStyleTableCell-ff9c8dd0d22086de65157fdc4d82abbd" office:value-type="string">
            <text:p>TWD</text:p>
          </table:table-cell>
          <table:table-cell table:style-name="odsStyleTableCell-263efa33d4d76345f3e669f1601c82e0" office:value-type="string">
            <text:p>0.21919</text:p>
          </table:table-cell>
          <table:table-cell table:style-name="odsStyleTableCell-263efa33d4d76345f3e669f1601c82e0" office:value-type="string">
            <text:p>31.29700</text:p>
          </table:table-cell>
        </table:table-row>
        <table:table-row table:style-name="ro1">
          <table:table-cell table:style-name="odsStyleTableCell-ff9c8dd0d22086de65157fdc4d82abbd" office:value-type="string">
            <text:p>TÚNEZ</text:p>
          </table:table-cell>
          <table:table-cell table:style-name="odsStyleTableCell-ff9c8dd0d22086de65157fdc4d82abbd" office:value-type="string">
            <text:p>DINAR TUNECINO</text:p>
          </table:table-cell>
          <table:table-cell table:style-name="odsStyleTableCell-ff9c8dd0d22086de65157fdc4d82abbd" office:value-type="string">
            <text:p>TND</text:p>
          </table:table-cell>
          <table:table-cell table:style-name="odsStyleTableCell-263efa33d4d76345f3e669f1601c82e0" office:value-type="string">
            <text:p>2.20345</text:p>
          </table:table-cell>
          <table:table-cell table:style-name="odsStyleTableCell-263efa33d4d76345f3e669f1601c82e0" office:value-type="string">
            <text:p>3.11330</text:p>
          </table:table-cell>
        </table:table-row>
        <table:table-row table:style-name="ro1">
          <table:table-cell table:style-name="odsStyleTableCell-ff9c8dd0d22086de65157fdc4d82abbd" office:value-type="string">
            <text:p>TURQUÍA</text:p>
          </table:table-cell>
          <table:table-cell table:style-name="odsStyleTableCell-ff9c8dd0d22086de65157fdc4d82abbd" office:value-type="string">
            <text:p>LIRA TURCA</text:p>
          </table:table-cell>
          <table:table-cell table:style-name="odsStyleTableCell-ff9c8dd0d22086de65157fdc4d82abbd" office:value-type="string">
            <text:p>TRY</text:p>
          </table:table-cell>
          <table:table-cell table:style-name="odsStyleTableCell-263efa33d4d76345f3e669f1601c82e0" office:value-type="string">
            <text:p>0.22625</text:p>
          </table:table-cell>
          <table:table-cell table:style-name="odsStyleTableCell-263efa33d4d76345f3e669f1601c82e0" office:value-type="string">
            <text:p>30.32040</text:p>
          </table:table-cell>
        </table:table-row>
        <table:table-row table:style-name="ro1">
          <table:table-cell table:style-name="odsStyleTableCell-ff9c8dd0d22086de65157fdc4d82abbd" office:value-type="string">
            <text:p>URUGUAY</text:p>
          </table:table-cell>
          <table:table-cell table:style-name="odsStyleTableCell-ff9c8dd0d22086de65157fdc4d82abbd" office:value-type="string">
            <text:p>PESO</text:p>
          </table:table-cell>
          <table:table-cell table:style-name="odsStyleTableCell-ff9c8dd0d22086de65157fdc4d82abbd" office:value-type="string">
            <text:p>UYU</text:p>
          </table:table-cell>
          <table:table-cell table:style-name="odsStyleTableCell-263efa33d4d76345f3e669f1601c82e0" office:value-type="string">
            <text:p>0.17585</text:p>
          </table:table-cell>
          <table:table-cell table:style-name="odsStyleTableCell-263efa33d4d76345f3e669f1601c82e0" office:value-type="string">
            <text:p>39.01050</text:p>
          </table:table-cell>
        </table:table-row>
        <table:table-row table:style-name="ro1">
          <table:table-cell table:style-name="odsStyleTableCell-ff9c8dd0d22086de65157fdc4d82abbd" office:value-type="string">
            <text:p>VENEZUELA</text:p>
          </table:table-cell>
          <table:table-cell table:style-name="odsStyleTableCell-ff9c8dd0d22086de65157fdc4d82abbd" office:value-type="string">
            <text:p>BOLIVAR DIGITAL</text:p>
          </table:table-cell>
          <table:table-cell table:style-name="odsStyleTableCell-ff9c8dd0d22086de65157fdc4d82abbd" office:value-type="string">
            <text:p>VES</text:p>
          </table:table-cell>
          <table:table-cell table:style-name="odsStyleTableCell-263efa33d4d76345f3e669f1601c82e0" office:value-type="string">
            <text:p>0.19017</text:p>
          </table:table-cell>
          <table:table-cell table:style-name="odsStyleTableCell-263efa33d4d76345f3e669f1601c82e0" office:value-type="string">
            <text:p>36.07350</text:p>
          </table:table-cell>
        </table:table-row>
        <table:table-row table:style-name="ro1">
          <table:table-cell table:style-name="odsStyleTableCell-ff9c8dd0d22086de65157fdc4d82abbd" office:value-type="string">
            <text:p>VIETNAM</text:p>
          </table:table-cell>
          <table:table-cell table:style-name="odsStyleTableCell-ff9c8dd0d22086de65157fdc4d82abbd" office:value-type="string">
            <text:p>DONG</text:p>
          </table:table-cell>
          <table:table-cell table:style-name="odsStyleTableCell-ff9c8dd0d22086de65157fdc4d82abbd" office:value-type="string">
            <text:p>VND</text:p>
          </table:table-cell>
          <table:table-cell table:style-name="odsStyleTableCell-263efa33d4d76345f3e669f1601c82e0" office:value-type="string">
            <text:p>0.00028</text:p>
          </table:table-cell>
          <table:table-cell table:style-name="odsStyleTableCell-263efa33d4d76345f3e669f1601c82e0" office:value-type="string">
            <text:p>24,605.00000</text:p>
          </table:table-cell>
        </table:table-row>
        <table:table-row table:style-name="ro1">
          <table:table-cell table:style-name="odsStyleTableCell-ff9c8dd0d22086de65157fdc4d82abbd" office:value-type="string">
            <text:p/>
          </table:table-cell>
          <table:table-cell table:style-name="odsStyleTableCell-ff9c8dd0d22086de65157fdc4d82abbd" office:value-type="string">
            <text:p>DERECHO ESPECIAL DE GIRO</text:p>
          </table:table-cell>
          <table:table-cell table:style-name="odsStyleTableCell-ff9c8dd0d22086de65157fdc4d82abbd" office:value-type="string">
            <text:p>USD/D.E.G.</text:p>
          </table:table-cell>
          <table:table-cell table:style-name="odsStyleTableCell-263efa33d4d76345f3e669f1601c82e0" office:value-type="string">
            <text:p/>
          </table:table-cell>
          <table:table-cell table:style-name="odsStyleTableCell-263efa33d4d76345f3e669f1601c82e0" office:value-type="string">
            <text:p>1.33170</text:p>
          </table:table-cell>
        </table:table-row>
        <table:table-row table:style-name="ro1">
          <table:table-cell table:style-name="odsStyleTableCell-ff9c8dd0d22086de65157fdc4d82abbd" office:value-type="string">
            <text:p/>
          </table:table-cell>
          <table:table-cell table:style-name="odsStyleTableCell-ff9c8dd0d22086de65157fdc4d82abbd" office:value-type="string">
            <text:p>UNIDAD DE FOMENTO DE VIVIENDA</text:p>
          </table:table-cell>
          <table:table-cell table:style-name="odsStyleTableCell-ff9c8dd0d22086de65157fdc4d82abbd" office:value-type="string">
            <text:p>Bs/UFV</text:p>
          </table:table-cell>
          <table:table-cell table:style-name="odsStyleTableCell-263efa33d4d76345f3e669f1601c82e0" office:value-type="string">
            <text:p/>
          </table:table-cell>
          <table:table-cell table:style-name="odsStyleTableCell-263efa33d4d76345f3e669f1601c82e0" office:value-type="string">
            <text:p>2.478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10b5593a3214788164712cacd3e9dc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04902e95011d094d5eb3c38e0e83d77" office:value-type="string">
            <text:p> </text:p>
          </table:table-cell>
          <table:table-cell table:style-name="odsStyleTableCell-004902e95011d094d5eb3c38e0e83d77" office:value-type="string">
            <text:p>UNIDAD MONETARIA</text:p>
          </table:table-cell>
          <table:table-cell table:style-name="odsStyleTableCell-004902e95011d094d5eb3c38e0e83d77" office:value-type="string">
            <text:p>MONEDA</text:p>
          </table:table-cell>
          <table:table-cell table:style-name="odsStyleTableCell-004902e95011d094d5eb3c38e0e83d77" office:value-type="string">
            <text:p>TIPO DE CAMBIO EN M.E.</text:p>
          </table:table-cell>
        </table:table-row>
        <table:table-row table:style-name="ro1">
          <table:table-cell table:style-name="odsStyleTableCell-ff9c8dd0d22086de65157fdc4d82abbd" office:value-type="string">
            <text:p>ORO</text:p>
          </table:table-cell>
          <table:table-cell table:style-name="odsStyleTableCell-ff9c8dd0d22086de65157fdc4d82abbd" office:value-type="string">
            <text:p>ONZA TROY ORO</text:p>
          </table:table-cell>
          <table:table-cell table:style-name="odsStyleTableCell-ff9c8dd0d22086de65157fdc4d82abbd" office:value-type="string">
            <text:p>USD./O.T.F.</text:p>
          </table:table-cell>
          <table:table-cell table:style-name="odsStyleTableCell-263efa33d4d76345f3e669f1601c82e0" office:value-type="string">
            <text:p>2,017.30000</text:p>
          </table:table-cell>
        </table:table-row>
        <table:table-row table:style-name="ro1">
          <table:table-cell table:style-name="odsStyleTableCell-ff9c8dd0d22086de65157fdc4d82abbd" office:value-type="string">
            <text:p>PLATA</text:p>
          </table:table-cell>
          <table:table-cell table:style-name="odsStyleTableCell-ff9c8dd0d22086de65157fdc4d82abbd" office:value-type="string">
            <text:p>ONZA TROY PLATA</text:p>
          </table:table-cell>
          <table:table-cell table:style-name="odsStyleTableCell-ff9c8dd0d22086de65157fdc4d82abbd" office:value-type="string">
            <text:p>USD./O.T.F.</text:p>
          </table:table-cell>
          <table:table-cell table:style-name="odsStyleTableCell-263efa33d4d76345f3e669f1601c82e0" office:value-type="string">
            <text:p>22.75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10b5593a3214788164712cacd3e9dc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04902e95011d094d5eb3c38e0e83d77" office:value-type="string">
            <text:p> </text:p>
          </table:table-cell>
          <table:table-cell table:style-name="odsStyleTableCell-004902e95011d094d5eb3c38e0e83d77" office:value-type="string">
            <text:p>1 MES</text:p>
          </table:table-cell>
          <table:table-cell table:style-name="odsStyleTableCell-004902e95011d094d5eb3c38e0e83d77" office:value-type="string">
            <text:p>3 MESES</text:p>
          </table:table-cell>
          <table:table-cell table:style-name="odsStyleTableCell-004902e95011d094d5eb3c38e0e83d77" office:value-type="string">
            <text:p>6 MESES</text:p>
          </table:table-cell>
        </table:table-row>
        <table:table-row table:style-name="ro1">
          <table:table-cell table:style-name="odsStyleTableCell-1780de7f6e666ff90ffc5156f2f7d321" office:value-type="string">
            <text:p>TASA LIBOR(USD)</text:p>
          </table:table-cell>
          <table:table-cell table:style-name="odsStyleTableCell-263efa33d4d76345f3e669f1601c82e0" office:value-type="string">
            <text:p>5.45</text:p>
          </table:table-cell>
          <table:table-cell table:style-name="odsStyleTableCell-263efa33d4d76345f3e669f1601c82e0" office:value-type="string">
            <text:p>5.58</text:p>
          </table:table-cell>
          <table:table-cell table:style-name="odsStyleTableCell-263efa33d4d76345f3e669f1601c82e0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f9c8dd0d22086de65157fdc4d82abb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6</meta:creation-date>
    <meta:generator>ods générator</meta:generator>
    <dc:date>2024-10-15T22:15:56</dc:date>
    <meta:editing-duration>PT1S</meta:editing-duration>
    <meta:editing-cycles>1</meta:editing-cycles>
    <meta:document-statistic meta:table-count="1" meta:cell-count="4" meta:object-count="0"/>
  </office:meta>
</office:document-meta>
</file>